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ce2" style:family="table-cell" style:parent-style-name="Default" style:data-style-name="N105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visibility="collapse" table:number-columns-repeated="4" table:default-cell-style-name="Default"/>
        <table:table-column table:style-name="co2" table:number-columns-repeated="11" table:default-cell-style-name="Default"/>
        <table:table-row table:style-name="ro1">
          <table:table-cell/>
          <table:table-cell office:value-type="string">
            <text:p>Pies</text:p>
          </table:table-cell>
          <table:table-cell office:value-type="string">
            <text:p>Pulgadas</text:p>
          </table:table-cell>
          <table:table-cell office:value-type="string">
            <text:p>Libras</text:p>
          </table:table-cell>
          <table:table-cell/>
          <table:table-cell office:value-type="string">
            <text:p>X(Metros)</text:p>
          </table:table-cell>
          <table:table-cell office:value-type="string">
            <text:p>Y(Kg)</text:p>
          </table:table-cell>
          <table:table-cell office:value-type="string">
            <text:p>X.Y</text:p>
          </table:table-cell>
          <table:table-cell table:number-columns-repeated="7"/>
          <table:table-cell office:value-type="string">
            <text:p>X^2</text:p>
          </table:table-cell>
        </table:table-row>
        <table:table-row table:style-name="ro1">
          <table:table-cell office:value-type="string">
            <text:p>Artest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60">
            <text:p>260</text:p>
          </table:table-cell>
          <table:table-cell/>
          <table:table-cell table:formula="of:=[.B2]*0.3048+[.C2]*0.0254" office:value-type="float" office:value="2.0066">
            <text:p>2,01</text:p>
          </table:table-cell>
          <table:table-cell table:formula="of:=[.D2]*0.453592" office:value-type="float" office:value="117.93392">
            <text:p>117,93</text:p>
          </table:table-cell>
          <table:table-cell table:formula="of:=[.F2]*[.G2]" office:value-type="float" office:value="236.646203872">
            <text:p>236,65</text:p>
          </table:table-cell>
          <table:table-cell table:number-columns-repeated="7"/>
          <table:table-cell table:formula="of:=[.F2]^2" office:value-type="float" office:value="4.02644356">
            <text:p>4,03</text:p>
          </table:table-cell>
        </table:table-row>
        <table:table-row table:style-name="ro2">
          <table:table-cell office:value-type="string">
            <text:p>Brown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10">
            <text:p>210</text:p>
          </table:table-cell>
          <table:table-cell/>
          <table:table-cell table:formula="of:=[.B3]*0.3048+[.C3]*0.0254" office:value-type="float" office:value="1.9304">
            <text:p>1,93</text:p>
          </table:table-cell>
          <table:table-cell table:formula="of:=[.D3]*0.453592" office:value-type="float" office:value="95.25432">
            <text:p>95,25</text:p>
          </table:table-cell>
          <table:table-cell table:formula="of:=[.F3]*[.G3]" office:value-type="float" office:value="183.878939328">
            <text:p>183,88</text:p>
          </table:table-cell>
          <table:table-cell table:number-columns-repeated="7"/>
          <table:table-cell table:formula="of:=[.F3]^2" office:value-type="float" office:value="3.72644416">
            <text:p>3,73</text:p>
          </table:table-cell>
        </table:table-row>
        <table:table-row table:style-name="ro2">
          <table:table-cell office:value-type="string">
            <text:p>Bryant</text:p>
          </table:table-cell>
          <table:table-cell table:number-columns-repeated="2" office:value-type="float" office:value="6">
            <text:p>6</text:p>
          </table:table-cell>
          <table:table-cell office:value-type="float" office:value="205">
            <text:p>205</text:p>
          </table:table-cell>
          <table:table-cell/>
          <table:table-cell table:formula="of:=[.B4]*0.3048+[.C4]*0.0254" office:value-type="float" office:value="1.9812">
            <text:p>1,98</text:p>
          </table:table-cell>
          <table:table-cell table:formula="of:=[.D4]*0.453592" office:value-type="float" office:value="92.98636">
            <text:p>92,99</text:p>
          </table:table-cell>
          <table:table-cell table:formula="of:=[.F4]*[.G4]" office:value-type="float" office:value="184.224576432">
            <text:p>184,22</text:p>
          </table:table-cell>
          <table:table-cell table:number-columns-repeated="7"/>
          <table:table-cell table:formula="of:=[.F4]^2" office:value-type="float" office:value="3.92515344">
            <text:p>3,93</text:p>
          </table:table-cell>
        </table:table-row>
        <table:table-row table:style-name="ro1">
          <table:table-cell office:value-type="string">
            <text:p>Bynum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/>
          <table:table-cell table:formula="of:=[.B5]*0.3048+[.C5]*0.0254" office:value-type="float" office:value="2.1336">
            <text:p>2,13</text:p>
          </table:table-cell>
          <table:table-cell table:formula="of:=[.D5]*0.453592" office:value-type="float" office:value="129.27372">
            <text:p>129,27</text:p>
          </table:table-cell>
          <table:table-cell table:formula="of:=[.F5]*[.G5]" office:value-type="float" office:value="275.818408992">
            <text:p>275,82</text:p>
          </table:table-cell>
          <table:table-cell/>
          <table:table-cell>
            <draw:frame table:end-cell-address="Hoja1.O20" table:end-x="1.229cm" table:end-y="0.423cm" draw:z-index="0" draw:style-name="gr1" svg:width="11.932cm" svg:height="7.294cm" svg:x="0.587cm" svg:y="0cm">
              <draw:object draw:notify-on-update-of-ranges="Hoja1.G2:Hoja1.G14 Hoja1.F2:Hoja1.F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table:formula="of:=[.F5]^2" office:value-type="float" office:value="4.55224896">
            <text:p>4,55</text:p>
          </table:table-cell>
        </table:table-row>
        <table:table-row table:style-name="ro1">
          <table:table-cell office:value-type="string">
            <text:p>Farma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/>
          <table:table-cell table:formula="of:=[.B6]*0.3048+[.C6]*0.0254" office:value-type="float" office:value="1.8796">
            <text:p>1,88</text:p>
          </table:table-cell>
          <table:table-cell table:formula="of:=[.D6]*0.453592" office:value-type="float" office:value="81.64656">
            <text:p>81,65</text:p>
          </table:table-cell>
          <table:table-cell table:formula="of:=[.F6]*[.G6]" office:value-type="float" office:value="153.462874176">
            <text:p>153,46</text:p>
          </table:table-cell>
          <table:table-cell table:number-columns-repeated="7"/>
          <table:table-cell table:formula="of:=[.F6]^2" office:value-type="float" office:value="3.53289616">
            <text:p>3,53</text:p>
          </table:table-cell>
        </table:table-row>
        <table:table-row table:style-name="ro2">
          <table:table-cell office:value-type="string">
            <text:p>Fishe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/>
          <table:table-cell table:formula="of:=[.B7]*0.3048+[.C7]*0.0254" office:value-type="float" office:value="1.8542">
            <text:p>1,85</text:p>
          </table:table-cell>
          <table:table-cell table:formula="of:=[.D7]*0.453592" office:value-type="float" office:value="95.25432">
            <text:p>95,25</text:p>
          </table:table-cell>
          <table:table-cell table:formula="of:=[.F7]*[.G7]" office:value-type="float" office:value="176.620560144">
            <text:p>176,62</text:p>
          </table:table-cell>
          <table:table-cell table:number-columns-repeated="7"/>
          <table:table-cell table:formula="of:=[.F7]^2" office:value-type="float" office:value="3.43805764">
            <text:p>3,44</text:p>
          </table:table-cell>
        </table:table-row>
        <table:table-row table:style-name="ro1">
          <table:table-cell office:value-type="string">
            <text:p>Gasol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/>
          <table:table-cell table:formula="of:=[.B8]*0.3048+[.C8]*0.0254" office:value-type="float" office:value="2.1336">
            <text:p>2,13</text:p>
          </table:table-cell>
          <table:table-cell table:formula="of:=[.D8]*0.453592" office:value-type="float" office:value="113.398">
            <text:p>113,4</text:p>
          </table:table-cell>
          <table:table-cell table:formula="of:=[.F8]*[.G8]" office:value-type="float" office:value="241.9459728">
            <text:p>241,95</text:p>
          </table:table-cell>
          <table:table-cell table:number-columns-repeated="7"/>
          <table:table-cell table:formula="of:=[.F8]^2" office:value-type="float" office:value="4.55224896">
            <text:p>4,55</text:p>
          </table:table-cell>
        </table:table-row>
        <table:table-row table:style-name="ro1">
          <table:table-cell office:value-type="string">
            <text:p>Mbenga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  <table:table-cell table:formula="of:=[.B9]*0.3048+[.C9]*0.0254" office:value-type="float" office:value="2.1336">
            <text:p>2,13</text:p>
          </table:table-cell>
          <table:table-cell table:formula="of:=[.D9]*0.453592" office:value-type="float" office:value="115.66596">
            <text:p>115,67</text:p>
          </table:table-cell>
          <table:table-cell table:formula="of:=[.F9]*[.G9]" office:value-type="float" office:value="246.784892256">
            <text:p>246,78</text:p>
          </table:table-cell>
          <table:table-cell table:number-columns-repeated="7"/>
          <table:table-cell table:formula="of:=[.F9]^2" office:value-type="float" office:value="4.55224896">
            <text:p>4,55</text:p>
          </table:table-cell>
        </table:table-row>
        <table:table-row table:style-name="ro2">
          <table:table-cell office:value-type="string">
            <text:p>Morrison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05">
            <text:p>205</text:p>
          </table:table-cell>
          <table:table-cell/>
          <table:table-cell table:formula="of:=[.B10]*0.3048+[.C10]*0.0254" office:value-type="float" office:value="2.032">
            <text:p>2,03</text:p>
          </table:table-cell>
          <table:table-cell table:formula="of:=[.D10]*0.453592" office:value-type="float" office:value="92.98636">
            <text:p>92,99</text:p>
          </table:table-cell>
          <table:table-cell table:formula="of:=[.F10]*[.G10]" office:value-type="float" office:value="188.94828352">
            <text:p>188,95</text:p>
          </table:table-cell>
          <table:table-cell table:number-columns-repeated="7"/>
          <table:table-cell table:formula="of:=[.F10]^2" office:value-type="float" office:value="4.129024">
            <text:p>4,13</text:p>
          </table:table-cell>
        </table:table-row>
        <table:table-row table:style-name="ro2">
          <table:table-cell office:value-type="string">
            <text:p>Odom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0">
            <text:p>230</text:p>
          </table:table-cell>
          <table:table-cell/>
          <table:table-cell table:formula="of:=[.B11]*0.3048+[.C11]*0.0254" office:value-type="float" office:value="2.0828">
            <text:p>2,08</text:p>
          </table:table-cell>
          <table:table-cell table:formula="of:=[.D11]*0.453592" office:value-type="float" office:value="104.32616">
            <text:p>104,33</text:p>
          </table:table-cell>
          <table:table-cell table:formula="of:=[.F11]*[.G11]" office:value-type="float" office:value="217.290526048">
            <text:p>217,29</text:p>
          </table:table-cell>
          <table:table-cell table:number-columns-repeated="7"/>
          <table:table-cell table:formula="of:=[.F11]^2" office:value-type="float" office:value="4.33805584">
            <text:p>4,34</text:p>
          </table:table-cell>
        </table:table-row>
        <table:table-row table:style-name="ro2">
          <table:table-cell office:value-type="string">
            <text:p>Powell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0">
            <text:p>240</text:p>
          </table:table-cell>
          <table:table-cell/>
          <table:table-cell table:formula="of:=[.B12]*0.3048+[.C12]*0.0254" office:value-type="float" office:value="2.0574">
            <text:p>2,06</text:p>
          </table:table-cell>
          <table:table-cell table:formula="of:=[.D12]*0.453592" office:value-type="float" office:value="108.86208">
            <text:p>108,86</text:p>
          </table:table-cell>
          <table:table-cell table:formula="of:=[.F12]*[.G12]" office:value-type="float" office:value="223.972843392">
            <text:p>223,97</text:p>
          </table:table-cell>
          <table:table-cell table:number-columns-repeated="7"/>
          <table:table-cell table:formula="of:=[.F12]^2" office:value-type="float" office:value="4.23289476">
            <text:p>4,23</text:p>
          </table:table-cell>
        </table:table-row>
        <table:table-row table:style-name="ro1">
          <table:table-cell office:value-type="string">
            <text:p>Vujacic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05">
            <text:p>205</text:p>
          </table:table-cell>
          <table:table-cell/>
          <table:table-cell table:formula="of:=[.B13]*0.3048+[.C13]*0.0254" office:value-type="float" office:value="2.0066">
            <text:p>2,01</text:p>
          </table:table-cell>
          <table:table-cell table:formula="of:=[.D13]*0.453592" office:value-type="float" office:value="92.98636">
            <text:p>92,99</text:p>
          </table:table-cell>
          <table:table-cell table:formula="of:=[.F13]*[.G13]" office:value-type="float" office:value="186.586429976">
            <text:p>186,59</text:p>
          </table:table-cell>
          <table:table-cell table:number-columns-repeated="7"/>
          <table:table-cell table:formula="of:=[.F13]^2" office:value-type="float" office:value="4.02644356">
            <text:p>4,03</text:p>
          </table:table-cell>
        </table:table-row>
        <table:table-row table:style-name="ro2">
          <table:table-cell office:value-type="string">
            <text:p>Walton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5">
            <text:p>235</text:p>
          </table:table-cell>
          <table:table-cell/>
          <table:table-cell table:formula="of:=[.B14]*0.3048+[.C14]*0.0254" office:value-type="float" office:value="2.032">
            <text:p>2,03</text:p>
          </table:table-cell>
          <table:table-cell table:formula="of:=[.D14]*0.453592" office:value-type="float" office:value="106.59412">
            <text:p>106,59</text:p>
          </table:table-cell>
          <table:table-cell table:formula="of:=[.F14]*[.G14]" office:value-type="float" office:value="216.59925184">
            <text:p>216,6</text:p>
          </table:table-cell>
          <table:table-cell table:number-columns-repeated="7"/>
          <table:table-cell table:formula="of:=[.F14]^2" office:value-type="float" office:value="4.129024">
            <text:p>4,13</text:p>
          </table:table-cell>
        </table:table-row>
        <table:table-row table:style-name="ro2">
          <table:table-cell table:number-columns-repeated="15"/>
          <table:table-cell table:style-name="ce1" table:formula="of:=SUM([.P2:.P14])/13" office:value-type="float" office:value="4.08932184615385">
            <text:p>4,0893</text:p>
          </table:table-cell>
        </table:table-row>
        <table:table-row table:style-name="ro2">
          <table:table-cell office:value-type="string">
            <text:p>mitjana</text:p>
          </table:table-cell>
          <table:table-cell table:number-columns-repeated="4"/>
          <table:table-cell table:formula="of:=AVERAGE([.F2:.F14])" office:value-type="float" office:value="2.02027692307692">
            <text:p>2,02</text:p>
          </table:table-cell>
          <table:table-cell table:formula="of:=AVERAGE([.G2:.G14])" office:value-type="float" office:value="103.628326153846">
            <text:p>103,63</text:p>
          </table:table-cell>
          <table:table-cell table:formula="of:=AVERAGE([.H2:.H14])" office:value-type="float" office:value="210.213827905846">
            <text:p>210,21</text:p>
          </table:table-cell>
          <table:table-cell table:number-columns-repeated="8"/>
        </table:table-row>
        <table:table-row table:style-name="ro2">
          <table:table-cell office:value-type="string">
            <text:p>var</text:p>
          </table:table-cell>
          <table:table-cell table:number-columns-repeated="4"/>
          <table:table-cell table:style-name="ce1" table:formula="of:=VARP([.F2:.F14])" office:value-type="float" office:value="0.00780300023668638">
            <text:p>0,0078</text:p>
          </table:table-cell>
          <table:table-cell table:formula="of:=VARP([.G2:.G14])" office:value-type="float" office:value="161.735601019778">
            <text:p>161,74</text:p>
          </table:table-cell>
          <table:table-cell table:number-columns-repeated="9"/>
        </table:table-row>
        <table:table-row table:style-name="ro2">
          <table:table-cell office:value-type="string">
            <text:p>desv tipica</text:p>
          </table:table-cell>
          <table:table-cell table:number-columns-repeated="4"/>
          <table:table-cell table:style-name="ce1" table:formula="of:=SQRT([.F17])" office:value-type="float" office:value="0.0883345925257279">
            <text:p>0,0883</text:p>
          </table:table-cell>
          <table:table-cell table:formula="of:=SQRT([.G17])" office:value-type="float" office:value="12.7175312470533">
            <text:p>12,72</text:p>
          </table:table-cell>
          <table:table-cell table:number-columns-repeated="9"/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covar</text:p>
          </table:table-cell>
          <table:table-cell table:number-columns-repeated="4"/>
          <table:table-cell table:style-name="ce2" table:formula="of:=[.H16]-[.F16]*[.G16]" office:value-type="float" office:value="0.85591200014207">
            <text:p>0,856</text:p>
          </table:table-cell>
          <table:table-cell table:number-columns-repeated="10"/>
        </table:table-row>
        <table:table-row table:style-name="ro2">
          <table:table-cell office:value-type="string">
            <text:p>Coef. Correl.(r)</text:p>
          </table:table-cell>
          <table:table-cell table:number-columns-repeated="4"/>
          <table:table-cell table:formula="of:=CORREL([.F2:.F14];[.G2:.G14])" office:value-type="float" office:value="0.761895646393235">
            <text:p>0,76</text:p>
          </table:table-cell>
          <table:table-cell table:formula="of:=[.F20]/([.F18]*[.G18])" office:value-type="float" office:value="0.761895646393286">
            <text:p>0,76</text:p>
          </table:table-cell>
          <table:table-cell table:number-columns-repeated="9"/>
        </table:table-row>
        <table:table-row table:style-name="ro2">
          <table:table-cell office:value-type="string">
            <text:p>r^2</text:p>
          </table:table-cell>
          <table:table-cell table:number-columns-repeated="4"/>
          <table:table-cell table:formula="of:=[.F21]^2" office:value-type="float" office:value="0.580484975992965">
            <text:p>0,58</text:p>
          </table:table-cell>
          <table:table-cell table:number-columns-repeated="10"/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Recta regressió</text:p>
          </table:table-cell>
          <table:table-cell table:number-columns-repeated="15"/>
        </table:table-row>
        <table:table-row table:style-name="ro2">
          <table:table-cell table:number-columns-repeated="5"/>
          <table:table-cell office:value-type="string">
            <text:p>a</text:p>
          </table:table-cell>
          <table:table-cell table:formula="of:=[.F20]/[.F17]" office:value-type="float" office:value="109.690115875934">
            <text:p>109,69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>
            <text:p>b</text:p>
          </table:table-cell>
          <table:table-cell table:formula="of:=[.G16]-[.G25]*[.F16]" office:value-type="float" office:value="-117.976083639937">
            <text:p>-117,98</text:p>
          </table:table-cell>
          <table:table-cell table:number-columns-repeated="9"/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Predicció</text:p>
          </table:table-cell>
          <table:table-cell table:number-columns-repeated="15"/>
        </table:table-row>
        <table:table-row table:style-name="ro2">
          <table:table-cell table:number-columns-repeated="5"/>
          <table:table-cell office:value-type="string">
            <text:p>X</text:p>
          </table:table-cell>
          <table:table-cell office:value-type="float" office:value="2.2">
            <text:p>2,2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>
            <text:p>Y</text:p>
          </table:table-cell>
          <table:table-cell table:formula="of:=[.G25]*[.G29]+[.G26]" office:value-type="float" office:value="123.342171287118">
            <text:p>123,34</text:p>
          </table:table-cell>
          <table:table-cell table:number-columns-repeated="9"/>
        </table:table-row>
        <table:table-row table:style-name="ro2" table:number-rows-repeated="4">
          <table:table-cell table:number-columns-repeated="16"/>
        </table:table-row>
        <table:table-row table:style-name="ro2">
          <table:table-cell table:style-name="ce1" table:formula="of:=BINOMDIST(2;1800;0.001;0)" office:value-type="float" office:value="0.267930098101411">
            <text:p>0,2679</text:p>
          </table:table-cell>
          <table:table-cell table:number-columns-repeated="4"/>
          <table:table-cell table:style-name="ce1" table:formula="of:=BINOMDIST(0;1800;0.001;0)" office:value-type="float" office:value="0.165150086983698">
            <text:p>0,1652</text:p>
          </table:table-cell>
          <table:table-cell table:style-name="ce1" table:formula="of:=BINOMDIST(1;1800;0.001;0)" office:value-type="float" office:value="0.297567724294952">
            <text:p>0,2976</text:p>
          </table:table-cell>
          <table:table-cell table:style-name="ce1" table:formula="of:=BINOMDIST(2;1800;0.001;1)" office:value-type="float" office:value="0.730647909380061">
            <text:p>0,7306</text:p>
          </table:table-cell>
          <table:table-cell table:number-columns-repeated="8"/>
        </table:table-row>
        <table:table-row table:style-name="ro2">
          <table:table-cell table:formula="of:=1-LEGACY.NORMSDIST(0.186)" office:value-type="float" office:value="0.426222380664273">
            <text:p>0,43</text:p>
          </table:table-cell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">
      <number:number number:decimal-places="3" number:min-integer-digits="1"/>
    </number:number-style>
    <number:number-style style:name="N106">
      <number:number number:decimal-places="4" number:min-integer-digits="1"/>
    </number:number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4:11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26T14:11:16.87</dc:date>
    <meta:editing-duration>PT02H18M23S</meta:editing-duration>
    <meta:editing-cycles>7</meta:editing-cycles>
    <meta:generator>OpenOffice.org/3.0$Win32 OpenOffice.org_project/300m15$Build-9379</meta:generator>
    <meta:document-statistic meta:table-count="1" meta:cell-count="144" meta:object-count="1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spline-order="3" chart:sort-by-x-values="fals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width="0cm"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1.933cm" svg:height="7.295cm" chart:class="chart:scatter" chart:style-name="ch1">
        <chart:plot-area chart:style-name="ch2" table:cell-range-address="Hoja1.F2:Hoja1.G14" svg:x="0.237cm" svg:y="0.145cm" svg:width="11.457cm" svg:height="7.003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oja1.G2:Hoja1.G14" chart:class="chart:scatter">
            <chart:domain table:cell-range-address="Hoja1.F2:Hoja1.F14"/>
            <chart:regression-curve chart:style-name="ch6">
              <chart:equation chart:display-r-square="true"/>
            </chart:regression-curve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066">
                <text:p text:id="Hoja1.F2:Hoja1.F14">2.0066</text:p>
              </table:table-cell>
              <table:table-cell office:value-type="float" office:value="117.93392">
                <text:p text:id="Hoja1.G2:Hoja1.G14">117.933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304">
                <text:p>1.9304</text:p>
              </table:table-cell>
              <table:table-cell office:value-type="float" office:value="95.25432">
                <text:p>95.25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812">
                <text:p>1.9812</text:p>
              </table:table-cell>
              <table:table-cell office:value-type="float" office:value="92.98636">
                <text:p>92.98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336">
                <text:p>2.1336</text:p>
              </table:table-cell>
              <table:table-cell office:value-type="float" office:value="129.27372">
                <text:p>129.27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796">
                <text:p>1.8796</text:p>
              </table:table-cell>
              <table:table-cell office:value-type="float" office:value="81.64656">
                <text:p>81.64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542">
                <text:p>1.8542</text:p>
              </table:table-cell>
              <table:table-cell office:value-type="float" office:value="95.25432">
                <text:p>95.25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336">
                <text:p>2.1336</text:p>
              </table:table-cell>
              <table:table-cell office:value-type="float" office:value="113.398">
                <text:p>113.3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336">
                <text:p>2.1336</text:p>
              </table:table-cell>
              <table:table-cell office:value-type="float" office:value="115.66596">
                <text:p>115.665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2">
                <text:p>2.032</text:p>
              </table:table-cell>
              <table:table-cell office:value-type="float" office:value="92.98636">
                <text:p>92.98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828">
                <text:p>2.0828</text:p>
              </table:table-cell>
              <table:table-cell office:value-type="float" office:value="104.32616">
                <text:p>104.32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574">
                <text:p>2.0574</text:p>
              </table:table-cell>
              <table:table-cell office:value-type="float" office:value="108.86208">
                <text:p>108.86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066">
                <text:p>2.0066</text:p>
              </table:table-cell>
              <table:table-cell office:value-type="float" office:value="92.98636">
                <text:p>92.98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2">
                <text:p>2.032</text:p>
              </table:table-cell>
              <table:table-cell office:value-type="float" office:value="106.59412">
                <text:p>106.594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